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fb8" officeooo:paragraph-rsid="0009cfb8"/>
    </style:style>
    <style:style style:name="P2" style:family="paragraph" style:parent-style-name="Table_20_Contents">
      <style:text-properties officeooo:rsid="0006cea8" officeooo:paragraph-rsid="0006cea8"/>
    </style:style>
    <style:style style:name="P3" style:family="paragraph" style:parent-style-name="Table_20_Contents">
      <style:text-properties officeooo:rsid="0007df38" officeooo:paragraph-rsid="0007df38"/>
    </style:style>
    <style:style style:name="P4" style:family="paragraph" style:parent-style-name="Table_20_Contents">
      <style:text-properties officeooo:rsid="0009cfb8" officeooo:paragraph-rsid="0009cfb8"/>
    </style:style>
    <style:style style:name="T1" style:family="text">
      <style:text-properties officeooo:rsid="0009a00d"/>
    </style:style>
    <style:style style:name="T2" style:family="text">
      <style:text-properties officeooo:rsid="0009cfb8"/>
    </style:style>
    <style:style style:name="T3" style:family="text">
      <style:text-properties officeooo:rsid="000a8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oint addition</text:p>
          </table:table-cell>
          <table:table-cell table:style-name="Table1.B1" office:value-type="string">
            <text:p text:style-name="P2">8,16,32,64,128,163,192,233,283,409</text:p>
          </table:table-cell>
        </table:table-row>
        <table:table-row>
          <table:table-cell table:style-name="Table1.A2" office:value-type="string">
            <text:p text:style-name="P3">Seq_mult</text:p>
          </table:table-cell>
          <table:table-cell table:style-name="Table1.B2" office:value-type="string">
            <text:p text:style-name="P3">18,33,51,81,89,99,<text:span text:style-name="T1">131,173,233,281</text:span></text:p>
          </table:table-cell>
        </table:table-row>
        <table:table-row>
          <table:table-cell table:style-name="Table1.A2" office:value-type="string">
            <text:p text:style-name="P3">Mast <text:span text:style-name="T2">vs mont</text:span></text:p>
          </table:table-cell>
          <table:table-cell table:style-name="Table1.B2" office:value-type="string">
            <text:p text:style-name="P4">8, 16, 32, 64, 128, 163,192,283,409</text:p>
          </table:table-cell>
        </table:table-row>
        <table:table-row>
          <table:table-cell table:style-name="Table1.A2" office:value-type="string">
            <text:p text:style-name="P4">Mast vs spec</text:p>
          </table:table-cell>
          <table:table-cell table:style-name="Table1.B2" office:value-type="string">
            <text:p text:style-name="P4">32, 64, 128, 163,192,283,409</text:p>
          </table:table-cell>
        </table:table-row>
      </table:table>
      <text:p text:style-name="Standard"/>
      <text:p text:style-name="P1">In mas vs spec and mont</text:p>
      <text:p text:style-name="P1"/>
      <text:p text:style-name="P1">Z = word level output of mastrovito</text:p>
      <text:p text:style-name="P1">Zm = word level output of spec</text:p>
      <text:p text:style-name="P1">J1 = ideal for mont //<text:span text:style-name="T3">has word level polys for input</text:span></text:p>
      <text:p text:style-name="P1">J2 = ideal for mas // <text:span text:style-name="T3">doesnt have word level polys for input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07:53.119784398</meta:creation-date>
    <dc:date>2018-04-20T21:22:13.519980486</dc:date>
    <meta:editing-duration>PT55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65" meta:character-count="376" meta:non-whitespace-character-count="324"/>
  </office:meta>
</office:document-meta>
</file>